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none" officeooo:rsid="0024b864" officeooo:paragraph-rsid="0012ac41"/>
    </style:style>
    <style:style style:name="P2" style:family="paragraph" style:parent-style-name="Standard">
      <style:text-properties style:text-underline-style="none" officeooo:rsid="001d9ac2" officeooo:paragraph-rsid="0012ac41"/>
    </style:style>
    <style:style style:name="P3" style:family="paragraph" style:parent-style-name="Standard">
      <style:text-properties style:text-underline-style="none" officeooo:rsid="001ec89c" officeooo:paragraph-rsid="0012ac41"/>
    </style:style>
    <style:style style:name="P4" style:family="paragraph" style:parent-style-name="Standard">
      <style:text-properties style:text-underline-style="none" officeooo:rsid="002012fb" officeooo:paragraph-rsid="0012ac41"/>
    </style:style>
    <style:style style:name="P5" style:family="paragraph" style:parent-style-name="Standard">
      <style:text-properties style:text-underline-style="none" officeooo:rsid="0022cd05" officeooo:paragraph-rsid="0012ac41"/>
    </style:style>
    <style:style style:name="P6" style:family="paragraph" style:parent-style-name="Standard">
      <style:text-properties style:text-underline-style="none" officeooo:rsid="00149486" officeooo:paragraph-rsid="00149486"/>
    </style:style>
    <style:style style:name="P7" style:family="paragraph" style:parent-style-name="Standard">
      <style:text-properties style:text-underline-style="none" officeooo:rsid="00153800" officeooo:paragraph-rsid="00153800"/>
    </style:style>
    <style:style style:name="P8" style:family="paragraph" style:parent-style-name="Standard">
      <style:text-properties style:text-underline-style="solid" style:text-underline-width="auto" style:text-underline-color="font-color" officeooo:rsid="001d9ac2" officeooo:paragraph-rsid="0012ac41"/>
    </style:style>
    <style:style style:name="T1" style:family="text">
      <style:text-properties officeooo:rsid="0022a7ef"/>
    </style:style>
    <style:style style:name="T2" style:family="text">
      <style:text-properties officeooo:rsid="0025c0e1"/>
    </style:style>
    <style:style style:name="T3" style:family="text">
      <style:text-properties officeooo:rsid="0021695d"/>
    </style:style>
    <style:style style:name="T4" style:family="text">
      <style:text-properties officeooo:rsid="0024b864"/>
    </style:style>
    <style:style style:name="T5" style:family="text">
      <style:text-properties style:text-position="super 58%"/>
    </style:style>
    <style:style style:name="T6"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Jour2</text:p>
      <text:p text:style-name="P8"/>
      <text:p text:style-name="P2">difficulté à faire différence entre dia séquence et d’activité</text:p>
      <text:p text:style-name="P2">Je comprend mais quand je fais un schéma de séquence, je fini par faire un schéma d’activité</text:p>
      <text:p text:style-name="P2">Mais je vais regarder <text:span text:style-name="T1">les </text:span>cours et <text:span text:style-name="T1">les </text:span>diagramme <text:span text:style-name="T1">de séquence encore.</text:span></text:p>
      <text:p text:style-name="P2"/>
      <text:p text:style-name="P3">J’ai relut le <text:span text:style-name="T2">brief</text:span>, cela m’a éclaircie un peu plus et j’ai fait une liste sur ce que j’avais à faire pour les diagrammes de séquences.</text:p>
      <text:p text:style-name="P3"/>
      <text:p text:style-name="P4">Les diagramme d’activités sont plus facile à faire pour moi <text:span text:style-name="T3">je vais donc faire des diagrammes d’activités, même si c’est pas forcément l’ordre à suivre mais j’avancerai et je </text:span><text:span text:style-name="T4">retournerai</text:span><text:span text:style-name="T3"> sur le diagramme de séquences après</text:span></text:p>
      <text:p text:style-name="P4"/>
      <text:p text:style-name="P5">Je commence à faire des schémas mais ce sont des brouillons que je modifierai après </text:p>
      <text:p text:style-name="P5"/>
      <text:p text:style-name="P1">Note : le mieux pour comprendre c’est de pratiquer. Je suis restée dans la théorie mais c’est avec la pratique que les notions sont plus claires</text:p>
      <text:p text:style-name="P1"/>
      <text:p text:style-name="P6">J’ai utilisé le logiciel Star UML pour la 1<text:span text:style-name="T5">er</text:span> fois aujourd’hui, je dois prendre la main.</text:p>
      <text:p text:style-name="P6"/>
      <text:p text:style-name="P6">En faisant le 1<text:span text:style-name="T5">er</text:span> schéma d’activité avec Start UML. j’ai de nouvelles données qui arrivent en tête et les schémas sont un peu plus clairs à faire donc je vais continuer comme ça.</text:p>
      <text:p text:style-name="P6"/>
      <text:p text:style-name="P7">J’ai du mal à utiliser star uml et ça me fait perdre du temps pour l’utiliser.Je n’ai pas trop le temps pour regarder de plus près, je vais donc faire le sur un autre logiciel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2T16:31:30.309535175</meta:creation-date>
    <dc:date>2020-07-22T16:46:10.359368403</dc:date>
    <meta:editing-duration>PT14M40S</meta:editing-duration>
    <meta:editing-cycles>3</meta:editing-cycles>
    <meta:generator>LibreOffice/6.4.4.2$Linux_X86_64 LibreOffice_project/40$Build-2</meta:generator>
    <meta:document-statistic meta:table-count="0" meta:image-count="0" meta:object-count="0" meta:page-count="1" meta:paragraph-count="11" meta:word-count="227" meta:character-count="1255" meta:non-whitespace-character-count="1038"/>
  </office:meta>
</office:document-meta>
</file>